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5e0fc" officeooo:paragraph-rsid="0005e0fc"/>
    </style:style>
    <style:style style:name="P2" style:family="paragraph" style:parent-style-name="Standard">
      <style:text-properties officeooo:rsid="000764cd" officeooo:paragraph-rsid="000764cd"/>
    </style:style>
    <style:style style:name="P3" style:family="paragraph" style:parent-style-name="Standard">
      <style:text-properties officeooo:rsid="00089919" officeooo:paragraph-rsid="00089919"/>
    </style:style>
    <style:style style:name="P4" style:family="paragraph" style:parent-style-name="Standard" style:list-style-name="L1">
      <style:text-properties officeooo:rsid="00089919" officeooo:paragraph-rsid="00089919"/>
    </style:style>
    <style:style style:name="P5" style:family="paragraph" style:parent-style-name="Standard" style:list-style-name="L2">
      <style:text-properties officeooo:rsid="00089919" officeooo:paragraph-rsid="00089919"/>
    </style:style>
    <style:style style:name="P6" style:family="paragraph" style:parent-style-name="Standard">
      <style:text-properties officeooo:rsid="000a1ead" officeooo:paragraph-rsid="000a1ead"/>
    </style:style>
    <style:style style:name="P7" style:family="paragraph" style:parent-style-name="Standard">
      <style:text-properties fo:font-weight="bold" officeooo:rsid="000a1ead" officeooo:paragraph-rsid="000a1ead" style:font-weight-asian="bold" style:font-weight-complex="bold"/>
    </style:style>
    <style:style style:name="P8" style:family="paragraph" style:parent-style-name="Standard">
      <style:text-properties fo:font-weight="normal" officeooo:rsid="000a1ead" officeooo:paragraph-rsid="000a1ead" style:font-weight-asian="normal" style:font-weight-complex="normal"/>
    </style:style>
    <style:style style:name="T1" style:family="text">
      <style:text-properties officeooo:rsid="000764c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Overview</text:p>
      <text:p text:style-name="P1"/>
      <text:p text:style-name="P1">This project is inspired by the Micromouse contests wherein a robot is put into a maze and is tasked with finding a way to the center in the shortest amount of time. Since mice were requent subjects of study in maze solving capabilities, and the robots in the contest attempt to do the same task, the contest name fits well. It can be difficult to the connection between maze solving and more complex tasks but it is a good representation of more interesting problems. An agent often needs to keep track of what it knows and make decisions to optimize for a goal. </text:p>
      <text:p text:style-name="P1"/>
      <text:p text:style-name="P1">Problem Statement</text:p>
      <text:p text:style-name="P1"/>
      <text:p text:style-name="P1">A robot works within a perfect maze in two different runs. In the first run, <text:span text:style-name="T1">the robot explores the maze to determine its structure. In the second run, it aims to reach the center as fast as possible using the information it collected in the first run. </text:span></text:p>
      <text:p text:style-name="P1"/>
      <text:p text:style-name="P2">Metrics</text:p>
      <text:p text:style-name="P2">In this document, we’ll have some definitions of what different terms mean since these terms will <text:s/>be used very frequently. </text:p>
      <text:p text:style-name="P2"><text:tab/>An action is a rotation coupled with a move in the range [-3, 3]</text:p>
      <text:p text:style-name="P2"><text:tab/>A step is an action with the move in the range [-3, 3]</text:p>
      <text:p text:style-name="P2"><text:tab/>Time, or a time step is interchangeable with action. </text:p>
      <text:p text:style-name="P2"/>
      <text:p text:style-name="P2">The metric to judge the robot is calculated by taking the sum of the number of actions in the second run plus one thirtieth of the actions in the first run. The number of actions in both runs is limited to 1000. </text:p>
      <text:p text:style-name="P2"/>
      <text:p text:style-name="P2">Data Exploration: </text:p>
      <text:p text:style-name="P3"><text:tab/>The specifications for the robot are as follows: </text:p>
      <text:list xml:id="list688767613" text:style-name="L1">
        <text:list-item>
          <text:p text:style-name="P4">The robot always starts in the bottom left corner, facing up. </text:p>
        </text:list-item>
        <text:list-item>
          <text:p text:style-name="P4">The robot has 3 sensors, facing left, right and up. </text:p>
        </text:list-item>
        <text:list-item>
          <text:p text:style-name="P4">The sensors can see infinitely far, and return values corresponding to the distance of closest wall in the given direction. </text:p>
        </text:list-item>
        <text:list-item>
          <text:p text:style-name="P4">The robot can turn 90 degrees, -90 degrees or not rotate in an action. </text:p>
        </text:list-item>
        <text:list-item>
          <text:p text:style-name="P4">The robot can make an integral move in the range [-3, 3]. </text:p>
        </text:list-item>
      </text:list>
      <text:p text:style-name="P3"><text:tab/>The specification for the maze is as follows</text:p>
      <text:list xml:id="list3705747620" text:style-name="L2">
        <text:list-item>
          <text:p text:style-name="P5">The maze is of the dimensions 12x12, 14x14 or 16x16</text:p>
        </text:list-item>
        <text:list-item>
          <text:p text:style-name="P5">The maze has a goal section in the center 4 squares. </text:p>
        </text:list-item>
        <text:list-item>
          <text:p text:style-name="P5">The maze contains only unit distance walls. </text:p>
        </text:list-item>
        <text:list-item>
          <text:p text:style-name="P5">The maze is bounded on all sides</text:p>
        </text:list-item>
        <text:list-item>
          <text:p text:style-name="P5">The maze is solvable. </text:p>
        </text:list-item>
      </text:list>
      <text:p text:style-name="P3"/>
      <text:p text:style-name="P7">NOTE: NEED TO EXPLORE MAZE 12x12</text:p>
      <text:p text:style-name="P7"/>
      <text:p text:style-name="P8">Algorithms and Techniques</text:p>
      <text:p text:style-name="P8"><text:soft-page-break/><text:tab/>There are several approaches to exploring the maze on the first run. The robot can choose to hunt down tiles that are closer to the center in an effort to discover a route to the center of the maze faster. Alternatively, the robot could instead decide to explore every node and try to find a way to cover the entire maze. Additionally the robot could decide to finish exploration early deeming itself to have enough knowledge of the maze to do the second run, or it could explore more with the expectation that doing so will yeild a better score in the second run. </text:p>
      <text:p text:style-name="P8"/>
      <text:p text:style-name="P8"><text:tab/>The final algorithm that worked for me was to require the robot to explore the entire maze and build a graph where the vertices were the tiles and edges were steps that the robot could take to get to other tiles. (Note, steps, not actions). In the second run, we would then run Dijkstra’s shortest path algorithm and then take it. </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2T13:37:50.929512840</meta:creation-date>
    <dc:date>2017-12-02T14:19:06.401645824</dc:date>
    <meta:editing-duration>PT8M33S</meta:editing-duration>
    <meta:editing-cycles>1</meta:editing-cycles>
    <meta:document-statistic meta:table-count="0" meta:image-count="0" meta:object-count="0" meta:page-count="2" meta:paragraph-count="27" meta:word-count="561" meta:character-count="3014" meta:non-whitespace-character-count="2465"/>
    <meta:generator>LibreOffice/5.3.7.2.0$Linux_X86_64 LibreOffice_project/30m0$Build-2</meta:generator>
  </office:meta>
</office:document-meta>
</file>